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3.2016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9.2772in"/>
    </style:style>
    <style:style style:name="co6" style:family="table-column">
      <style:table-column-properties fo:break-before="auto" style:column-width="7.9154in"/>
    </style:style>
    <style:style style:name="co7" style:family="table-column">
      <style:table-column-properties fo:break-before="auto" style:column-width="2.8874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ock 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CB Package</text:p>
          </table:table-cell>
          <table:table-cell office:value-type="string" calcext:value-type="string">
            <text:p>Placed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C2,C4,C6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https://www.mouser.sg/ProductDetail/Samsung-Electro-Mechanics/CL05B104KO5NNNC?qs=hqM3L16%252BxlfT2SKOuAUq6Q%3D%3D</text:p>
          </table:table-cell>
          <table:table-cell office:value-type="string" calcext:value-type="string">
            <text:p>Samsung Electro-Mechanics CL05B104KO5NNNC 100nF Multilayer Ceramic Capacitor MLCC 16V dc +/-10% Tolerance SMD</text:p>
          </table:table-cell>
          <table:table-cell office:value-type="string" calcext:value-type="string">
            <text:p>CAPC1005X55N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14,U55,U75,U138,U156,U315,U350,U355,U357,U376,U392,U437,U583,U596</text:p>
          </table:table-cell>
          <table:table-cell table:style-name="ce1"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20,U340,U500</text:p>
          </table:table-cell>
          <table:table-cell table:style-name="ce1" office:value-type="string" calcext:value-type="string">
            <text:p>7427</text:p>
          </table:table-cell>
          <table:table-cell office:value-type="string" calcext:value-type="string">
            <text:p>https://www.mouser.sg/ProductDetail/Texas-Instruments/SN74LS27DR?qs=sGAEpiMZZMutXGli8Ay4kP28D9wZ8SQIfOvGfytTqpc%3D</text:p>
          </table:table-cell>
          <table:table-cell office:value-type="string" calcext:value-type="string">
            <text:p>Triple 3-Input Positive NOR Ga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2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DR?qs=p6YqzpSxLIxQ8nxlHdhQUQ%3D%3D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214,U339,U571,U586</text:p>
          </table:table-cell>
          <table:table-cell office:value-type="string" calcext:value-type="string">
            <text:p>74LS11</text:p>
          </table:table-cell>
          <table:table-cell office:value-type="string" calcext:value-type="string">
            <text:p>https://www.mouser.sg/ProductDetail/Texas-Instruments/SN74LS11DR?qs=sGAEpiMZZMutXGli8Ay4kP28D9wZ8SQIaoHi3xvjif4%3D</text:p>
          </table:table-cell>
          <table:table-cell office:value-type="string" calcext:value-type="string">
            <text:p>Triple 3-Input Positive-AND Ga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215,U334,U387,U414,U419,U528,U587</text:p>
          </table:table-cell>
          <table:table-cell table:style-name="ce1" office:value-type="string" calcext:value-type="string">
            <text:p>7474</text:p>
          </table:table-cell>
          <table:table-cell office:value-type="string" calcext:value-type="string">
            <text:p>https://www.mouser.sg/ProductDetail/Texas-Instruments/SN74LS74ADR?qs=UG%2F8xqv%2F6WdOEnCo3YslYA%3D%3D</text:p>
          </table:table-cell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292,U298,U358,U359,U432,U434,U435,U436</text:p>
          </table:table-cell>
          <table:table-cell office:value-type="string" calcext:value-type="string">
            <text:p>74LS258</text:p>
          </table:table-cell>
          <table:table-cell office:value-type="string" calcext:value-type="string">
            <text:p>https://www.mouser.sg/ProductDetail/Texas-Instruments/SN74LS258BN?qs=SL3LIuy2dWzB02N5xNq5bw%3D%3D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DIL16CAP20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293,U383,U389,U502,U539</text:p>
          </table:table-cell>
          <table:table-cell table:style-name="ce1"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DR?qs=SL3LIuy2dWzOhepjTMFpMg%3D%3D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295,U296,U297,U302,U416,U417,U418,U514,U520,U540,U542</text:p>
          </table:table-cell>
          <table:table-cell table:style-name="ce1"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DR?qs=SL3LIuy2dWzQOqYS%2FWj%252Bh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301,U311,U321,U322,U323,U324,U325,U326,U327,U328,U341,U380,U503,U505,U506,U507,U508,U509,U510,U511,U516,U517,U518,U521,U568,U569,U570</text:p>
          </table:table-cell>
          <table:table-cell table:style-name="ce1"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303,U312,U504,U515,U519</text:p>
          </table:table-cell>
          <table:table-cell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304,U305,U306,U353,U354</text:p>
          </table:table-cell>
          <table:table-cell table:style-name="ce1" office:value-type="string" calcext:value-type="string">
            <text:p>74175</text:p>
          </table:table-cell>
          <table:table-cell office:value-type="string" calcext:value-type="string">
            <text:p>https://www.mouser.sg/ProductDetail/Texas-Instruments/SN74LS175DR?qs=SL3LIuy2dWx6xZTuuqz08w%3D%3D</text:p>
          </table:table-cell>
          <table:table-cell office:value-type="string" calcext:value-type="string">
            <text:p>Quadruple D-Type Positive-Edge-Triggered Flip-Flops With Clear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307,U335,U336,U342,U343,U362,U374,U375,U381,U388,U493,U496,U497,U498,U499,U522,U523,U535,U536,U537,U538,U552,U555,U556,U557,U560,U562,U572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https://www.mouser.sg/ProductDetail/Texas-Instruments/SN74LS257BD?qs=w32V8uFkMxmoIw8HEV54bg%3D%3D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309,U310,U318,U319,U333,U349,U366,U367,U368,U369,U372,U377,U379,U412,U567</text:p>
          </table:table-cell>
          <table:table-cell table:style-name="ce1"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13,U386</text:p>
          </table:table-cell>
          <table:table-cell office:value-type="string" calcext:value-type="string">
            <text:p>6116FAST</text:p>
          </table:table-cell>
          <table:table-cell office:value-type="string" calcext:value-type="string">
            <text:p>https://www.mouser.sg/ProductDetail/IDT/6116SA20TPGI?qs=sGAEpiMZZMt9mBA6nIyysK6VW3GrAnba45Kc6Apw0Go%3D</text:p>
          </table:table-cell>
          <table:table-cell office:value-type="string" calcext:value-type="string">
            <text:p>16K (2Kx8) Static RAM (Fast)</text:p>
          </table:table-cell>
          <table:table-cell office:value-type="string" calcext:value-type="string">
            <text:p>DIL24NARCAP20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316,U320,U330,U331,U332,U513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https://www.mouser.sg/ProductDetail/Texas-Instruments/SN74LS161ADR?qs=SL3LIuy2dWx%252BNiLsCGC3n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17,U378</text:p>
          </table:table-cell>
          <table:table-cell office:value-type="string" calcext:value-type="string">
            <text:p>74LS245</text:p>
          </table:table-cell>
          <table:table-cell office:value-type="string" calcext:value-type="string">
            <text:p>https://www.mouser.sg/ProductDetail/Texas-Instruments/SN74LS245DWR?qs=w32V8uFkMxmdnuKq6FiFpw%3D%3D</text:p>
          </table:table-cell>
          <table:table-cell office:value-type="string" calcext:value-type="string">
            <text:p>Octal Bus Transceivers With Tristate Output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329,U415,U541,U553,U554,U558,U574</text:p>
          </table:table-cell>
          <table:table-cell office:value-type="string" calcext:value-type="string">
            <text:p>74LS540</text:p>
          </table:table-cell>
          <table:table-cell office:value-type="string" calcext:value-type="string">
            <text:p>https://www.mouser.sg/ProductDetail/Texas-Instruments/SN74LS540DWR?qs=SL3LIuy2dWzP7KZ%252BteNK1A%3D%3D</text:p>
          </table:table-cell>
          <table:table-cell office:value-type="string" calcext:value-type="string">
            <text:p>Octal Buffers/Drivers With Tristate Output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337,U364,U384,U582</text:p>
          </table:table-cell>
          <table:table-cell table:style-name="ce1"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DR?qs=SL3LIuy2dWwzq5fnFo78kw%3D%3D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338,U351,U352,U370,U373,U573,U577,U585,U588,U624</text:p>
          </table:table-cell>
          <table:table-cell office:value-type="string" calcext:value-type="string">
            <text:p>74LS682</text:p>
          </table:table-cell>
          <table:table-cell office:value-type="string" calcext:value-type="string">
            <text:p>https://www.mouser.sg/ProductDetail/Texas-Instruments/SN74LS682NSR?qs=UG%2F8xqv%2F6Wf%252BtjFXUxef2A%3D%3D</text:p>
          </table:table-cell>
          <table:table-cell office:value-type="string" calcext:value-type="string">
            <text:p>8-Bit Magnitude Comparators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345,U346,U347,U348,U501,U524,U525,U526,U527,U529,U530,U531,U532,U533,U534,U543,U544,U545,U546,U547,U548,U549,U550,U551,U559,U561,U563,U564,U565,U566,U575,U576,U578,U579,U580,U581</text:p>
          </table:table-cell>
          <table:table-cell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356,U512,U584</text:p>
          </table:table-cell>
          <table:table-cell office:value-type="string" calcext:value-type="string">
            <text:p>74LS21</text:p>
          </table:table-cell>
          <table:table-cell office:value-type="string" calcext:value-type="string">
            <text:p>https://www.mouser.sg/ProductDetail/Texas-Instruments/SN74LS21DR?qs=SL3LIuy2dWyPPAPwa0NRqg%3D%3D</text:p>
          </table:table-cell>
          <table:table-cell office:value-type="string" calcext:value-type="string">
            <text:p>Dual 4-Input Positive-AND Ga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65</text:p>
          </table:table-cell>
          <table:table-cell office:value-type="string" calcext:value-type="string">
            <text:p>IS62C10248AL</text:p>
          </table:table-cell>
          <table:table-cell office:value-type="string" calcext:value-type="string">
            <text:p>https://www.mouser.sg/ProductDetail/ISSI/IS62C10248AL-55TLI?qs=X3Koi7Dgoq8ZcOQZeNRyCQ%3D%3D</text:p>
          </table:table-cell>
          <table:table-cell office:value-type="string" calcext:value-type="string">
            <text:p>1M x 8 Ultra Low Power CMOS Static Ram</text:p>
          </table:table-cell>
          <table:table-cell office:value-type="string" calcext:value-type="string">
            <text:p>SOP80P1176X120-44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71</text:p>
          </table:table-cell>
          <table:table-cell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494,U495</text:p>
          </table:table-cell>
          <table:table-cell office:value-type="string" calcext:value-type="string">
            <text:p>CY62138FLL-45SXI</text:p>
          </table:table-cell>
          <table:table-cell office:value-type="string" calcext:value-type="string">
            <text:p>https://www.mouser.sg/ProductDetail/Infineon-Technologies/CY62138FLL-45SXI?qs=7NE86GkllXdH%2F8BJe%2FJfYw%3D%3D</text:p>
          </table:table-cell>
          <table:table-cell office:value-type="string" calcext:value-type="string">
            <text:p>256K x 8 Ultra Low Power CMOS Static Ram</text:p>
          </table:table-cell>
          <table:table-cell office:value-type="string" calcext:value-type="string">
            <text:p>SOIC127P1412X300-32N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589,U590</text:p>
          </table:table-cell>
          <table:table-cell office:value-type="string" calcext:value-type="string">
            <text:p>27C512</text:p>
          </table:table-cell>
          <table:table-cell office:value-type="string" calcext:value-type="string">
            <text:p>https://www.mouser.sg/ProductDetail/3M-Electronic-Solutions-Division/4828-6000-CP?qs=IGgAdOvCTsQg%252Bq3w9c1B8Q%3D%3D</text:p>
          </table:table-cell>
          <table:table-cell office:value-type="string" calcext:value-type="string">
            <text:p>CMOS 512kbit (64KB X 8) UV EPROM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KSEL3</text:p>
          </table:table-cell>
          <table:table-cell office:value-type="string" calcext:value-type="string">
            <text:p>CONN-SIL2</text:p>
          </table:table-cell>
          <table:table-cell office:value-type="string" calcext:value-type="string">
            <text:p>https://www.mouser.sg/ProductDetail/Molex/90121-0122?qs=PvP5v7Eimsnxy72QvVQroA%3D%3D</text:p>
          </table:table-cell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CONN-SIL2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SW7,DSW10,DSW16</text:p>
          </table:table-cell>
          <table:table-cell office:value-type="string" calcext:value-type="string">
            <text:p>DIPSW_8</text:p>
          </table:table-cell>
          <table:table-cell office:value-type="string" calcext:value-type="string">
            <text:p>https://www.mouser.sg/ProductDetail/TE-Connectivity/ADE08A04?qs=sGAEpiMZZMtt%2FePYj%2FTMhwk%252B%2FhX4O0WAjJubDt0lPR8%3D</text:p>
          </table:table-cell>
          <table:table-cell office:value-type="string" calcext:value-type="string">
            <text:p>Interactive DIP Switch 8 indipendent elements</text:p>
          </table:table-cell>
          <table:table-cell office:value-type="string" calcext:value-type="string">
            <text:p>SW-DIP8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ANSIONBUSP6,VIDEOP6</text:p>
          </table:table-cell>
          <table:table-cell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 office:value-type="string" calcext:value-type="string">
            <text:p>DIN 41612 Connectors 64P 2A MALE R/A SLDR</text:p>
          </table:table-cell>
          <table:table-cell table:style-name="ce1" office:value-type="string" calcext:value-type="string">
            <text:p>09021646921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1</text:p>
          </table:table-cell>
          <table:table-cell office:value-type="string" calcext:value-type="string">
            <text:p>SQRWIDOSCDIL</text:p>
          </table:table-cell>
          <table:table-cell office:value-type="string" calcext:value-type="string">
            <text:p>https://www.mouser.sg/ProductDetail/3M-Electronic-Solutions-Division/4814-3000-CP?qs=IGgAdOvCTsSwgxfUvPVZeg%3D%3D</text:p>
          </table:table-cell>
          <table:table-cell/>
          <table:table-cell office:value-type="string" calcext:value-type="string">
            <text:p>SQRWIDOSCDIL14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XEL6</text:p>
          </table:table-cell>
          <table:table-cell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SHDRRA10W64P254_2X5_2032X889X927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e 100nF (0.1uF) capacitor for DIP ICs marked with extra DC near pin 1</text:p>
          </table:table-cell>
          <table:table-cell office:value-type="string" calcext:value-type="string">
            <text:p>K104K15X7RF53H5</text:p>
          </table:table-cell>
          <table:table-cell office:value-type="string" calcext:value-type="string">
            <text:p>https://www.mouser.sg/ProductDetail/Vishay-BC-Components/K104K15X7RF53H5?qs=sYfpZ29HcUSlgH5bSUHkYw%3D%3D</text:p>
          </table:table-cell>
          <table:table-cell office:value-type="string" calcext:value-type="string">
            <text:p>Decoupling capacitors for each DC component</text:p>
          </table:table-cell>
          <table:table-cell office:value-type="string" calcext:value-type="string">
            <text:p>All with suffix CAP20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One 100nF (0.1uF) capacitor for SMT ICs marked with extra SDC near pin 1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https://www.mouser.sg/ProductDetail/Samsung-Electro-Mechanics/CL05B104KO5NNNC?qs=hqM3L16%252BxlfT2SKOuAUq6Q%3D%3D</text:p>
          </table:table-cell>
          <table:table-cell office:value-type="string" calcext:value-type="string">
            <text:p>Decoupling capacitors for each SDC component</text:p>
          </table:table-cell>
          <table:table-cell office:value-type="string" calcext:value-type="string">
            <text:p>All with suffix -CAP</text:p>
          </table:table-cell>
          <table:table-cell office:value-type="string" calcext:value-type="string">
            <text:p>Top Copper</text:p>
          </table:table-cell>
        </table:table-row>
      </table:table>
      <table:named-expressions/>
      <table:database-ranges>
        <table:database-range table:name="__Anonymous_Sheet_DB__0" table:target-range-address="Sheet1.A1:Sheet1.H104835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S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7T19:28:31.891000000</meta:creation-date>
    <dc:date>2025-05-27T19:32:05.351000000</dc:date>
    <meta:editing-duration>PT3M32S</meta:editing-duration>
    <meta:editing-cycles>3</meta:editing-cycles>
    <meta:generator>LibreOffice/7.6.2.1$Windows_X86_64 LibreOffice_project/56f7684011345957bbf33a7ee678afaf4d2ba333</meta:generator>
    <meta:document-statistic meta:table-count="1" meta:cell-count="271" meta:object-count="0"/>
  </office:meta>
</office:document-meta>
</file>